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type URI</text:p>
          </table:table-cell>
          <table:table-cell office:value-type="string" table:style-name="ce3">
            <text:p>URI 1 has &lt;relationship&gt; URI 2</text:p>
          </table:table-cell>
          <table:table-cell office:value-type="string" table:style-name="ce3">
            <text:p>ECV URI</text:p>
          </table:table-cell>
          <table:table-cell office:value-type="string" table:style-name="ce3">
            <text:p>URI 2 has &lt;relationship&gt; URI 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o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ai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ex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ty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erPro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aeros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fc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t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t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t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o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er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lw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iw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jc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ldPro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cloud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b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fir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o2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ghg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h4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ghg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g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glaciers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gmb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glaciers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ec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iceShee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iv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iceShee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fl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iceShee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gll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iceShee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type_lccs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a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b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wb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now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ndvi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lb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lai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r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landCov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ocPro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chlor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nlw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rrs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k_490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to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bb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dg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v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p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io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ceanCo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tc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zon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n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zon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lp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ozon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ic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Ic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i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Ic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ie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Ice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l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ad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sl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sl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sltr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mslamp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eaLevel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Int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Skin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Subsk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Depth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tFnd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mv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mv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ms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sms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wiv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wiv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wis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type_swisa</text:p>
          </table:table-cell>
          <table:table-cell office:value-type="string" table:style-name="ce5">
            <text:p>broader</text:p>
          </table:table-cell>
          <table:table-cell office:value-type="string" table:style-name="ce6">
            <text:p>cciecv_soilMst</text:p>
          </table:table-cell>
          <table:table-cell office:value-type="string" table:style-name="ce5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type_lkProds</text:p>
          </table:table-cell>
          <table:table-cell office:value-type="string" table:style-name="ce9">
            <text:p>broader</text:p>
          </table:table-cell>
          <table:table-cell office:value-type="string" table:style-name="ce8">
            <text:p>cciecv_lakes</text:p>
          </table:table-cell>
          <table:table-cell office:value-type="string" table:style-name="ce9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type_sss</text:p>
          </table:table-cell>
          <table:table-cell office:value-type="string" table:style-name="ce9">
            <text:p>broader</text:p>
          </table:table-cell>
          <table:table-cell office:value-type="string" table:style-name="ce8">
            <text:p>cciecv_salinity</text:p>
          </table:table-cell>
          <table:table-cell office:value-type="string" table:style-name="ce9">
            <text:p>narrowe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dtype_swh</text:p>
          </table:table-cell>
          <table:table-cell office:value-type="string" table:style-name="ce9">
            <text:p>broader</text:p>
          </table:table-cell>
          <table:table-cell office:value-type="string" table:style-name="ce8">
            <text:p>cciecv_seaState</text:p>
          </table:table-cell>
          <table:table-cell office:value-type="string" table:style-name="ce9">
            <text:p>narrower</text:p>
          </table:table-cell>
          <table:table-cell table:number-columns-repeated="16380"/>
        </table:table-row>
        <table:table-row table:number-rows-repeated="1048502" table:style-name="ro2">
          <table:table-cell table:number-columns-repeated="16384"/>
        </table:table-row>
      </table:table>
      <table:table table:name="Sheet2" table:style-name="ta2">
        <table:table-column table:style-name="co4" table:number-columns-repeated="1024" table:default-cell-style-name="ce1"/>
        <table:table-column table:style-name="co5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4" table:number-columns-repeated="1024" table:default-cell-style-name="ce1"/>
        <table:table-column table:style-name="co5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uth Petrie</meta:initial-creator>
    <dc:creator>Windows User</dc:creator>
    <meta:creation-date>2016-03-11T08:28:02Z</meta:creation-date>
    <dc:date>2019-10-18T16:25:18Z</dc:date>
    <meta:editing-cycles>5</meta:editing-cycles>
    <meta:editing-duration>PT1012S</meta:editing-duration>
  </office:meta>
</office:document-meta>
</file>